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5.3cm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7.9cm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6.9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7" style:family="graphic" style:parent-style-name="standard">
      <style:graphic-properties draw:fill-color="#ef413d" draw:textarea-horizontal-align="justify" draw:textarea-vertical-align="middle" draw:auto-grow-height="false" fo:min-height="1.35cm" fo:min-width="5.3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0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textarea-horizontal-align="justify" draw:textarea-vertical-align="middle" draw:auto-grow-height="false" fo:min-height="9.75cm" fo:min-width="3.7cm"/>
    </style:style>
    <style:style style:name="gr11" style:family="graphic" style:parent-style-name="standard">
      <style:graphic-properties draw:textarea-horizontal-align="justify" draw:textarea-vertical-align="middle" draw:auto-grow-height="false" fo:min-height="3.55cm" fo:min-width="3.7cm"/>
    </style:style>
    <style:style style:name="gr12" style:family="graphic" style:parent-style-name="standard">
      <style:graphic-properties draw:textarea-horizontal-align="justify" draw:textarea-vertical-align="middle" draw:auto-grow-height="false" fo:min-height="3.55cm" fo:min-width="4.3cm"/>
    </style:style>
    <style:style style:name="gr13" style:family="graphic" style:parent-style-name="standard">
      <style:graphic-properties draw:textarea-horizontal-align="justify" draw:textarea-vertical-align="middle" draw:auto-grow-height="false" fo:min-height="1.55cm" fo:min-width="7.1cm"/>
    </style:style>
    <style:style style:name="gr14" style:family="graphic" style:parent-style-name="standard">
      <style:graphic-properties draw:textarea-horizontal-align="justify" draw:textarea-vertical-align="middle" draw:auto-grow-height="false" fo:min-height="6.95cm" fo:min-width="2.7cm"/>
    </style:style>
    <style:style style:name="gr15" style:family="graphic" style:parent-style-name="standard">
      <style:graphic-properties draw:textarea-horizontal-align="justify" draw:textarea-vertical-align="middle" draw:auto-grow-height="false" fo:min-height="5.35cm" fo:min-width="2.3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1.6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25cm" fo:min-width="2.3cm"/>
    </style:style>
    <style:style style:name="gr19" style:family="graphic" style:parent-style-name="standard">
      <style:graphic-properties draw:textarea-horizontal-align="justify" draw:textarea-vertical-align="middle" draw:auto-grow-height="false" fo:min-height="0.834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05cm" fo:min-width="0.725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3" style:family="graphic" style:parent-style-name="standard">
      <style:graphic-properties draw:textarea-horizontal-align="justify" draw:textarea-vertical-align="middle" draw:auto-grow-height="false" fo:min-height="3.35cm" fo:min-width="9.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6" style:family="graphic" style:parent-style-name="standard">
      <style:graphic-properties draw:textarea-horizontal-align="justify" draw:textarea-vertical-align="middle" draw:auto-grow-height="false" fo:min-height="0.356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2" style:family="graphic" style:parent-style-name="standard">
      <style:graphic-properties draw:opacity="50%" draw:textarea-horizontal-align="justify" draw:textarea-vertical-align="middle" draw:auto-grow-height="false" fo:min-height="7.55cm" fo:min-width="8.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34" style:family="graphic" style:parent-style-name="standard">
      <style:graphic-properties draw:textarea-horizontal-align="justify" draw:textarea-vertical-align="middle" draw:auto-grow-height="false" fo:min-height="7.35cm" fo:min-width="15.1cm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5.55cm" fo:min-width="5.7cm"/>
    </style:style>
    <style:style style:name="gr36" style:family="graphic" style:parent-style-name="standard">
      <style:graphic-properties draw:textarea-horizontal-align="justify" draw:textarea-vertical-align="middle" draw:auto-grow-height="false" fo:min-height="6.15cm" fo:min-width="4.9cm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26.1cm"/>
    </style:style>
    <style:style style:name="gr38" style:family="graphic" style:parent-style-name="standard">
      <style:graphic-properties draw:textarea-horizontal-align="justify" draw:textarea-vertical-align="middle" draw:auto-grow-height="false" fo:min-height="6.95cm" fo:min-width="26.5cm"/>
    </style:style>
    <style:style style:name="gr39" style:family="graphic" style:parent-style-name="standard">
      <style:graphic-properties draw:fill-color="#bcaed5" draw:textarea-horizontal-align="justify" draw:textarea-vertical-align="middle" draw:auto-grow-height="false" fo:min-height="1.55cm" fo:min-width="26.5cm"/>
    </style:style>
    <style:style style:name="gr40" style:family="graphic" style:parent-style-name="standard">
      <style:graphic-properties draw:textarea-horizontal-align="justify" draw:textarea-vertical-align="middle" draw:auto-grow-height="false" fo:min-height="1.25cm" fo:min-width="1.4cm"/>
    </style:style>
    <style:style style:name="gr41" style:family="graphic" style:parent-style-name="standard">
      <style:graphic-properties draw:textarea-horizontal-align="justify" draw:textarea-vertical-align="middle" draw:auto-grow-height="false" fo:min-height="1.45cm" fo:min-width="1.4cm"/>
    </style:style>
    <style:style style:name="gr42" style:family="graphic" style:parent-style-name="standard">
      <style:graphic-properties draw:textarea-horizontal-align="justify" draw:textarea-vertical-align="middle" draw:auto-grow-height="false" fo:min-height="1.55cm" fo:min-width="1.5cm"/>
    </style:style>
    <style:style style:name="gr43" style:family="graphic" style:parent-style-name="standard">
      <style:graphic-properties draw:textarea-horizontal-align="justify" draw:textarea-vertical-align="middle" draw:auto-grow-height="false" fo:min-height="0.588cm" fo:min-width="25.9cm"/>
    </style:style>
    <style:style style:name="gr44" style:family="graphic" style:parent-style-name="objectwithoutfill">
      <style:graphic-properties draw:fill="none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2.95cm" fo:min-width="25.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47" style:family="graphic" style:parent-style-name="standard">
      <style:graphic-properties draw:textarea-horizontal-align="justify" draw:textarea-vertical-align="middle" draw:auto-grow-height="false" fo:min-height="3.15cm" fo:min-width="4.5cm"/>
    </style:style>
    <style:style style:name="gr48" style:family="graphic" style:parent-style-name="standard">
      <style:graphic-properties draw:textarea-horizontal-align="justify" draw:textarea-vertical-align="middle" draw:auto-grow-height="false" fo:min-height="1.73cm" fo:min-width="3.602cm"/>
    </style:style>
    <style:style style:name="gr49" style:family="graphic" style:parent-style-name="standard">
      <style:graphic-properties draw:textarea-horizontal-align="justify" draw:textarea-vertical-align="middle" draw:auto-grow-height="false" fo:min-height="1.872cm" fo:min-width="3.4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f413d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opacity="50%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bcaed5"/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aa61a"/>
    </style:style>
    <style:style style:name="T5" style:family="text">
      <style:text-properties fo:color="#fffbcc"/>
    </style:style>
    <style:style style:name="T6" style:family="text">
      <style:text-properties fo:color="#1c1c1c"/>
    </style:style>
    <style:style style:name="T7" style:family="text">
      <style:text-properties fo:color="#5c2d9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8cm" svg:height="1.187cm" svg:x="2.8cm" svg:y="2.4cm">
          <draw:text-box>
            <text:p/>
          </draw:text-box>
        </draw:frame>
        <draw:frame draw:style-name="gr2" draw:text-style-name="P1" draw:layer="layout" svg:width="24.6cm" svg:height="0.962cm" svg:x="1.2cm" svg:y="1.8cm">
          <draw:text-box>
            <text:p>Ansible –version --&gt; check version of ansible and config file path</text:p>
          </draw:text-box>
        </draw:frame>
        <draw:custom-shape draw:style-name="gr3" draw:text-style-name="P2" draw:layer="layout" svg:width="5.8cm" svg:height="1.2cm" svg:x="1.2cm" svg:y="4.2cm">
          <text:p text:style-name="P2">Ansible.conf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4cm" svg:height="1.2cm" svg:x="8.6cm" svg:y="4.2cm">
          <text:p text:style-name="P2">Inventory file path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4cm" svg:height="1.2cm" svg:x="18.6cm" svg:y="4.2cm">
          <text:p text:style-name="P2">Set path 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6cm" svg:height="0.4cm" svg:x="7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6cm" svg:height="0.4cm" svg:x="17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5.8cm" svg:height="1.6cm" svg:x="1.2cm" svg:y="7cm">
          <text:p text:style-name="P2">Ansible Soft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cm" svg:height="1.6cm" svg:x="3.6cm" svg:y="5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" draw:layer="layout" svg:width="24.8cm" svg:height="0.962cm" svg:x="0.8cm" svg:y="10.2cm">
          <draw:text-box>
            <text:p>Ansible is agentless --&gt; there is no software as worker side to be insttalled 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2" draw:layer="layout" svg:width="4.2cm" svg:height="10cm" svg:x="1.4cm" svg:y="2.4cm">
          <text:p text:style-name="P2">Ansible </text:p>
          <text:p text:style-name="P2">Softwar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2cm" svg:height="3.8cm" svg:x="7cm" svg:y="4.4cm">
          <text:p text:style-name="P2">env_path</text:p>
          <draw:enhanced-geometry svg:viewBox="0 0 21600 21600" draw:type="rectangle" draw:enhanced-path="M 0 0 L 21600 0 21600 21600 0 21600 0 0 Z N"/>
        </draw:custom-shape>
        <draw:custom-shape draw:style-name="gr12" draw:text-style-name="P2" xml:id="id3" draw:id="id3" draw:layer="layout" svg:width="4.8cm" svg:height="3.8cm" svg:x="11.6cm" svg:y="4.4cm">
          <text:p text:style-name="P2">Home location</text:p>
          <draw:enhanced-geometry svg:viewBox="0 0 21600 21600" draw:type="rectangle" draw:enhanced-path="M 0 0 L 21600 0 21600 21600 0 21600 0 0 Z N"/>
        </draw:custom-shape>
        <draw:custom-shape draw:style-name="gr13" draw:text-style-name="P2" xml:id="id1" draw:id="id1" draw:layer="layout" svg:width="7.6cm" svg:height="1.8cm" svg:x="8cm" svg:y="10.4cm">
          <text:p text:style-name="P2"><text:span text:style-name="T1">Etc /ansible /ansible</text:span>.conf</text:p>
          <draw:enhanced-geometry svg:viewBox="0 0 21600 21600" draw:type="rectangle" draw:enhanced-path="M 0 0 L 21600 0 21600 21600 0 21600 0 0 Z N"/>
        </draw:custom-shape>
        <draw:custom-shape draw:style-name="gr14" draw:text-style-name="P2" xml:id="id2" draw:id="id2" draw:layer="layout" svg:width="3.2cm" svg:height="7.2cm" svg:x="18cm" svg:y="2.4cm">
          <text:p text:style-name="P2">Check </text:p>
          <text:p text:style-name="P2">Inevtory</text:p>
          <text:p text:style-name="P2">File </text:p>
          <text:p text:style-name="P2">Path 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8cm" svg:height="5.6cm" svg:x="24.2cm" svg:y="4.8cm">
          <text:p text:style-name="P2">Read </text:p>
          <text:p text:style-name="P2">path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6cm" svg:height="0.962cm" svg:x="8cm" svg:y="0.4cm">
          <draw:text-box>
            <text:p>Ansible conf</text:p>
          </draw:text-box>
        </draw:frame>
        <draw:custom-shape draw:style-name="gr16" draw:text-style-name="P2" draw:layer="layout" svg:width="2.4cm" svg:height="0.4cm" svg:x="5.6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7" draw:text-style-name="P5" draw:layer="layout" draw:type="line" svg:x1="15.6cm" svg:y1="11.3cm" svg:x2="18cm" svg:y2="6cm" draw:start-shape="id1" draw:start-glue-point="1" draw:end-shape="id2" draw:end-glue-point="3" svg:d="M15600 11300l2400-5300" svg:viewBox="0 0 2401 5301">
          <text:p/>
        </draw:connector>
        <draw:connector draw:style-name="gr17" draw:text-style-name="P5" draw:layer="layout" draw:type="line" svg:x1="16.4cm" svg:y1="6.3cm" svg:x2="18cm" svg:y2="6cm" draw:start-shape="id3" draw:start-glue-point="1" draw:end-shape="id2" draw:end-glue-point="3" svg:d="M16400 6300l1600-300" svg:viewBox="0 0 1601 301">
          <text:p/>
        </draw:connector>
        <draw:custom-shape draw:style-name="gr18" draw:text-style-name="P2" draw:layer="layout" svg:width="3.2cm" svg:height="1cm" svg:x="21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0.2cm" svg:height="1.238cm" svg:x="10.4cm" svg:y="1.3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2" draw:layer="layout" svg:width="1.4cm" svg:height="0.6cm" svg:x="5.6cm" svg:y="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draw:layer="layout" svg:width="0.4cm" svg:height="0.2cm" svg:x="11.2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6" draw:layer="layout" svg:width="9.4cm" svg:height="1.361cm" svg:x="6.8cm" svg:y="3.2cm">
          <draw:text-box>
            <text:p><text:span text:style-name="T2">Export ANSIBLE_CONFIG=/home/ubuntu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3" draw:text-style-name="P2" draw:layer="layout" svg:width="10cm" svg:height="3.6cm" svg:x="9.2cm" svg:y="0.8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7">[ansiblel_groupname]</text:p>
          <text:p text:style-name="P7">Ip1</text:p>
          <text:p text:style-name="P7">ip2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1" xml:id="id4" draw:id="id4" draw:layer="layout" svg:width="12.4cm" svg:height="0.962cm" svg:x="8.6cm" svg:y="6cm">
          <draw:text-box>
            <text:p><text:s text:c="5"/>Ansible configuration methods </text:p>
          </draw:text-box>
        </draw:frame>
        <draw:frame draw:style-name="gr2" draw:text-style-name="P1" xml:id="id5" draw:id="id5" draw:layer="layout" svg:width="6.6cm" svg:height="0.962cm" svg:x="4.8cm" svg:y="9.4cm">
          <draw:text-box>
            <text:p><text:s text:c="10"/>Ad-hoc method </text:p>
          </draw:text-box>
        </draw:frame>
        <draw:frame draw:style-name="gr2" draw:text-style-name="P1" xml:id="id6" draw:id="id6" draw:layer="layout" svg:width="8.2cm" svg:height="0.962cm" svg:x="16.4cm" svg:y="9.2cm">
          <draw:text-box>
            <text:p><text:s text:c="3"/>File method</text:p>
          </draw:text-box>
        </draw:frame>
        <draw:connector draw:style-name="gr17" draw:text-style-name="P5" draw:layer="layout" draw:type="line" svg:x1="14.8cm" svg:y1="6.962cm" svg:x2="18.485cm" svg:y2="9.01cm" draw:start-shape="id4" draw:start-glue-point="2" svg:d="M14800 6962l3685 2048" svg:viewBox="0 0 3686 2049">
          <text:p/>
        </draw:connector>
        <draw:connector draw:style-name="gr17" draw:text-style-name="P5" draw:layer="layout" draw:type="line" svg:x1="14.8cm" svg:y1="6.962cm" svg:x2="8.1cm" svg:y2="9.4cm" draw:start-shape="id4" draw:start-glue-point="2" draw:end-shape="id5" draw:end-glue-point="0" svg:d="M14800 6962l-6700 2438" svg:viewBox="0 0 6701 2439">
          <text:p/>
        </draw:connector>
        <draw:frame draw:style-name="gr2" draw:text-style-name="P1" draw:layer="layout" svg:width="6cm" svg:height="0.962cm" svg:x="6.6cm" svg:y="10.6cm">
          <draw:text-box>
            <text:p>Command line </text:p>
          </draw:text-box>
        </draw:frame>
        <draw:frame draw:style-name="gr2" draw:text-style-name="P1" draw:layer="layout" svg:width="4.2cm" svg:height="0.962cm" svg:x="14.4cm" svg:y="13.4cm">
          <draw:text-box>
            <text:p>dic</text:p>
          </draw:text-box>
        </draw:frame>
        <draw:frame draw:style-name="gr24" draw:text-style-name="P1" xml:id="id7" draw:id="id7" draw:layer="layout" svg:width="3.6cm" svg:height="1.2cm" svg:x="18.2cm" svg:y="13.4cm">
          <draw:text-box>
            <text:p>one-line</text:p>
          </draw:text-box>
        </draw:frame>
        <draw:frame draw:style-name="gr2" draw:text-style-name="P1" xml:id="id8" draw:id="id8" draw:layer="layout" svg:width="3.6cm" svg:height="0.962cm" svg:x="22.2cm" svg:y="13.4cm">
          <draw:text-box>
            <text:p>Multi line</text:p>
          </draw:text-box>
        </draw:frame>
        <draw:connector draw:style-name="gr17" draw:text-style-name="P5" draw:layer="layout" draw:type="line" svg:x1="20.5cm" svg:y1="10.162cm" svg:x2="15.196cm" svg:y2="13.229cm" draw:start-shape="id6" draw:start-glue-point="2" svg:d="M20500 10162l-5304 3067" svg:viewBox="0 0 5305 3068">
          <text:p/>
        </draw:connector>
        <draw:connector draw:style-name="gr17" draw:text-style-name="P5" draw:layer="layout" draw:type="line" svg:x1="20.5cm" svg:y1="10.162cm" svg:x2="20cm" svg:y2="13.4cm" draw:start-shape="id6" draw:start-glue-point="2" draw:end-shape="id7" draw:end-glue-point="0" svg:d="M20500 10162l-500 3238" svg:viewBox="0 0 501 3239">
          <text:p/>
        </draw:connector>
        <draw:connector draw:style-name="gr17" draw:text-style-name="P5" draw:layer="layout" draw:type="line" svg:x1="20.5cm" svg:y1="10.162cm" svg:x2="24cm" svg:y2="13.4cm" draw:start-shape="id6" draw:start-glue-point="2" draw:end-shape="id8" draw:end-glue-point="0" svg:d="M20500 10162l3500 3238" svg:viewBox="0 0 3501 3239">
          <text:p/>
        </draw:connector>
        <draw:frame draw:style-name="gr2" draw:text-style-name="P1" draw:layer="layout" svg:width="5.4cm" svg:height="0.962cm" svg:x="20.8cm" svg:y="9.2cm">
          <draw:text-box>
            <text:p>(json / yaml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5" draw:text-style-name="P1" draw:layer="layout" svg:width="25.6cm" svg:height="8.072cm" svg:x="0.8cm" svg:y="1cm">
          <draw:text-box>
            <text:p>Ansible-doc -l <text:s text:c="2"/>==&gt; check module list </text:p>
            <text:p/>
            <text:p>Ansible-doc copy <text:s/>==&gt; get ref </text:p>
            <text:p/>
            <text:p>Ansible all -m command -a “touch abc” <text:s text:c="3"/>==&gt; command module </text:p>
            <text:p/>
            <text:p>Ansible <text:s/>all -m copy -a ‘src =/path <text:s/>dest =/path ‘ <text:s text:c="2"/>==&gt; copy module -change prmissions</text:p>
            <text:p/>
            <text:p>Ansible all -m fetch -a ‘src=filepath dest=filepath’ <text:s/>==&gt; no work on directory <text:s text:c="2"/></text:p>
            <text:p/>
            <text:p/>
          </draw:text-box>
        </draw:frame>
        <draw:custom-shape draw:style-name="gr26" draw:text-style-name="P2" draw:layer="layout" svg:width="0.6cm" svg:height="0.962cm" svg:x="12.4cm" svg:y="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13.2cm" svg:height="0.962cm" svg:x="13.2cm" svg:y="1cm">
          <draw:text-box>
            <text:p>Root <text:s text:c="4"/>root <text:s text:c="2"/>user <text:s text:c="3"/>user</text:p>
          </draw:text-box>
        </draw:frame>
        <draw:custom-shape draw:style-name="gr21" draw:text-style-name="P2" draw:layer="layout" svg:width="0.6cm" svg:height="0.2cm" svg:x="14.8cm" svg:y="1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2" draw:layer="layout" svg:width="0.6cm" svg:height="0.2cm" svg:x="18.6cm" svg:y="1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7" draw:text-style-name="P1" draw:layer="layout" svg:width="14cm" svg:height="1.673cm" svg:x="1cm" svg:y="8.8cm">
          <draw:text-box>
            <text:p>Shell --&gt; running shell command <text:s text:c="2"/></text:p>
          </draw:text-box>
        </draw:frame>
        <draw:frame draw:style-name="gr27" draw:text-style-name="P1" draw:layer="layout" svg:width="12.2cm" svg:height="1.673cm" svg:x="1.2cm" svg:y="10cm">
          <draw:text-box>
            <text:p><text:span text:style-name="T3">File --&gt; <text:s/></text:span>file create , delete ,copy etc</text:p>
          </draw:text-box>
        </draw:frame>
        <draw:frame draw:style-name="gr2" draw:text-style-name="P1" draw:layer="layout" svg:width="20.8cm" svg:height="0.962cm" svg:x="0.8cm" svg:y="11.2cm">
          <draw:text-box>
            <text:p><text:s/>Package -&gt; package install module </text:p>
          </draw:text-box>
        </draw:frame>
        <draw:frame draw:style-name="gr2" draw:text-style-name="P1" draw:layer="layout" svg:width="12cm" svg:height="0.962cm" svg:x="1.2cm" svg:y="12.162cm">
          <draw:text-box>
            <text:p>Service --&gt; services start stop restart 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1" draw:layer="layout" svg:width="20.8cm" svg:height="0.962cm" svg:x="4.2cm" svg:y="0.8cm">
          <draw:text-box>
            <text:p><text:s text:c="25"/>ANSIBLE <text:s text:c="4"/>PLAYBOOK</text:p>
          </draw:text-box>
        </draw:frame>
        <draw:frame draw:style-name="gr28" draw:text-style-name="P1" draw:layer="layout" svg:width="25.6cm" svg:height="12.338cm" svg:x="1.2cm" svg:y="2.4cm">
          <draw:text-box>
            <text:p/>
            <text:p/>
            <text:p>- hosts: web <text:s text:c="60"/></text:p>
            <text:p><text:s text:c="2"/>tasks: <text:s text:c="66"/></text:p>
            <text:p><text:s text:c="4"/>- copy: <text:s text:c="61"/></text:p>
            <text:p><text:s text:c="7"/>src: ansible/ <text:s text:c="3"/></text:p>
            <text:p><text:s text:c="7"/>dest: /mydata/ <text:s text:c="2"/></text:p>
            <text:p/>
            <text:p text:style-name="P8">- hosts: db <text:s text:c="59"/></text:p>
            <text:p text:style-name="P8"><text:s text:c="2"/>tasks: <text:s text:c="66"/></text:p>
            <text:p text:style-name="P8"><text:s text:c="4"/>- copy: <text:s text:c="61"/></text:p>
            <text:p text:style-name="P8"><text:s text:c="7"/>src: ansible/ <text:s text:c="3"/></text:p>
            <text:p><text:s text:c="7"/>dest: /mydata/ <text:s/></text:p>
            <text:p/>
            <text:p/>
            <text:p/>
            <text:p/>
          </draw:text-box>
        </draw:frame>
        <draw:frame draw:style-name="gr2" draw:text-style-name="P1" draw:layer="layout" svg:width="13.8cm" svg:height="0.962cm" svg:x="1.2cm" svg:y="2cm">
          <draw:text-box>
            <text:p>Ansible-playbook filename.yaml</text:p>
          </draw:text-box>
        </draw:frame>
        <draw:frame draw:style-name="gr29" draw:text-style-name="P1" draw:layer="layout" svg:width="14.8cm" svg:height="9.494cm" svg:x="11.6cm" svg:y="3.8cm">
          <draw:text-box>
            <text:p text:style-name="P8"><text:s/>-name: starting </text:p>
            <text:p text:style-name="P8"><text:s text:c="2"/>hosts: web <text:s text:c="60"/></text:p>
            <text:p text:style-name="P8"><text:s text:c="2"/>tasks: </text:p>
            <text:p text:style-name="P8"><text:s text:c="4"/>- name: web starting <text:s text:c="12"/></text:p>
            <text:p text:style-name="P8"><text:s text:c="6"/>copy: <text:s text:c="61"/></text:p>
            <text:p text:style-name="P8"><text:s text:c="7"/>src: ansible/ <text:s text:c="3"/></text:p>
            <text:p text:style-name="P8"><text:s text:c="7"/>dest: /mydata/ <text:s text:c="2"/></text:p>
            <text:p text:style-name="P8"/>
            <text:p text:style-name="P8">- hosts: db <text:s text:c="59"/></text:p>
            <text:p text:style-name="P8"><text:s text:c="2"/>tasks: <text:s text:c="66"/></text:p>
            <text:p text:style-name="P8"><text:s text:c="4"/>- copy: <text:s text:c="61"/></text:p>
            <text:p text:style-name="P8"><text:s text:c="7"/>src: ansible/ <text:s text:c="3"/></text:p>
            <text:p><text:s text:c="7"/>dest: /mydata/ <text:s/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0" draw:text-style-name="P1" draw:layer="layout" svg:width="10cm" svg:height="5.939cm" svg:x="1.2cm" svg:y="2.6cm">
          <draw:text-box>
            <text:p>- name: started <text:s text:c="59"/></text:p>
            <text:p><text:s text:c="2"/>hosts: all <text:s text:c="62"/></text:p>
            <text:p><text:s text:c="2"/>tasks: <text:s text:c="65"/></text:p>
            <text:p><text:s text:c="6"/>- import_tasks: task1.yaml </text:p>
            <text:p><text:s text:c="6"/>- import_tasks: task2.yaml</text:p>
          </draw:text-box>
        </draw:frame>
        <draw:frame draw:style-name="gr31" draw:text-style-name="P1" draw:layer="layout" svg:width="11.4cm" svg:height="3.806cm" svg:x="15.2cm" svg:y="2.6cm">
          <draw:text-box>
            <text:p>- copy: <text:s text:c="66"/></text:p>
            <text:p><text:s text:c="5"/>src: ansible/ <text:s text:c="55"/></text:p>
            <text:p><text:s text:c="5"/>dest: /mydata/</text:p>
          </draw:text-box>
        </draw:frame>
        <draw:frame draw:style-name="gr2" draw:text-style-name="P1" draw:layer="layout" svg:width="10.2cm" svg:height="0.962cm" svg:x="0.4cm" svg:y="1.6cm">
          <draw:text-box>
            <text:p>Main.yaml</text:p>
          </draw:text-box>
        </draw:frame>
        <draw:frame draw:style-name="gr2" draw:text-style-name="P1" draw:layer="layout" svg:width="11.2cm" svg:height="0.962cm" svg:x="14.6cm" svg:y="1.2cm">
          <draw:text-box>
            <text:p>Task1.yaml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1" draw:layer="layout" svg:width="11.2cm" svg:height="0.962cm" svg:x="7cm" svg:y="0.6cm">
          <draw:text-box>
            <text:p>Variables </text:p>
          </draw:text-box>
        </draw:frame>
        <draw:frame draw:style-name="gr30" draw:text-style-name="P1" draw:layer="layout" svg:width="9cm" svg:height="5.939cm" svg:x="1.4cm" svg:y="3.4cm">
          <draw:text-box>
            <text:p>- hosts : all </text:p>
            <text:p><text:s/><text:span text:style-name="T4"><text:s/></text:span><text:span text:style-name="T4">Vars:</text:span></text:p>
            <text:p><text:span text:style-name="T4"><text:s text:c="7"/></text:span><text:span text:style-name="T4">Src: ansible/</text:span></text:p>
            <text:p><text:span text:style-name="T4"><text:s text:c="7"/></text:span><text:span text:style-name="T4">Dest: /mydata /</text:span></text:p>
            <text:p><text:s text:c="2"/>Tasks:</text:p>
            <text:p><text:s text:c="7"/>- copy :</text:p>
            <text:p><text:s text:c="13"/>Src: “ {{ src }}”</text:p>
            <text:p><text:s text:c="13"/>Dest: “{{dest}}”</text:p>
          </draw:text-box>
        </draw:frame>
        <draw:custom-shape draw:style-name="gr32" draw:text-style-name="P9" draw:layer="layout" svg:width="8.8cm" svg:height="7.8cm" svg:x="0.6cm" svg:y="2.2cm">
          <text:p/>
          <draw:enhanced-geometry svg:viewBox="0 0 21600 21600" draw:type="rectangle" draw:enhanced-path="M 0 0 L 21600 0 21600 21600 0 21600 0 0 Z N"/>
        </draw:custom-shape>
        <draw:frame draw:style-name="gr33" draw:text-style-name="P1" draw:layer="layout" svg:width="10cm" svg:height="1.362cm" svg:x="0.6cm" svg:y="2cm">
          <draw:text-box>
            <text:p>From Same File </text:p>
          </draw:text-box>
        </draw:frame>
        <draw:custom-shape draw:style-name="gr34" draw:text-style-name="P2" draw:layer="layout" svg:width="15.6cm" svg:height="7.6cm" svg:x="11.4cm" svg:y="2.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6.2cm" svg:height="5.8cm" svg:x="11.8cm" svg:y="4cm">
          <text:p text:style-name="P10"/>
          <text:p text:style-name="P10"/>
          <text:p text:style-name="P10"/>
          <text:p text:style-name="P10"/>
          <text:p text:style-name="P10">-hosts: all</text:p>
          <text:p text:style-name="P10"><text:s text:c="3"/><text:span text:style-name="T5">Vars_files:</text:span></text:p>
          <text:p text:style-name="P7"><text:span text:style-name="T5"><text:s text:c="8"/></text:span><text:span text:style-name="T5">- path</text:span></text:p>
          <text:p text:style-name="P7"><text:s text:c="3"/>Tasks:</text:p>
          <text:p text:style-name="P7"><text:s text:c="7"/>- copy:</text:p>
          <text:p text:style-name="P7"><text:s text:c="11"/>Src: {{src}}</text:p>
          <text:p text:style-name="P7"><text:s text:c="11"/>Dest:{{dest}}</text:p>
          <text:p text:style-name="P7"/>
          <text:p text:style-name="P7"/>
          <text:p text:style-name="P7"/>
          <text:p text:style-name="P2"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5.4cm" svg:height="6.4cm" svg:x="20.6cm" svg:y="3.4cm">
          <text:p text:style-name="P2"/>
          <text:p text:style-name="P7">Src: ansible/</text:p>
          <text:p text:style-name="P7">Dest: /mydata /</text:p>
          <text:p text:style-name="P7">Packages:</text:p>
          <text:p text:style-name="P7"><text:s text:c="6"/>- httpd</text:p>
          <text:p text:style-name="P7"><text:s text:c="6"/>- python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8cm" svg:height="0.962cm" svg:x="12cm" svg:y="3cm">
          <draw:text-box>
            <text:p>Main.yaml</text:p>
          </draw:text-box>
        </draw:frame>
        <draw:frame draw:style-name="gr2" draw:text-style-name="P1" draw:layer="layout" svg:width="15.4cm" svg:height="0.962cm" svg:x="11.4cm" svg:y="1.8cm">
          <draw:text-box>
            <text:p><text:s/>Importing from separate file</text:p>
          </draw:text-box>
        </draw:frame>
        <draw:frame draw:style-name="gr2" draw:text-style-name="P1" draw:layer="layout" svg:width="5.4cm" svg:height="0.962cm" svg:x="20.4cm" svg:y="2.762cm">
          <draw:text-box>
            <text:p>Myvar.yaml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37" draw:text-style-name="P2" draw:layer="layout" svg:width="26.6cm" svg:height="1cm" svg:x="0.4cm" svg:y="1.2cm">
          <text:p text:style-name="P2">Ansible-playbook <text:s/>myplaybook.yaml <text:span text:style-name="T6"><text:s/>-e <text:s/>src=ansible <text:s/>-e <text:s/>dest:/mydata/ 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4cm" svg:height="0.962cm" svg:x="0.8cm" svg:y="0.2cm">
          <draw:text-box>
            <text:p>From Command line </text:p>
          </draw:text-box>
        </draw:frame>
        <draw:custom-shape draw:style-name="gr38" draw:text-style-name="P2" draw:layer="layout" svg:width="27cm" svg:height="7.2cm" svg:x="0.2cm" svg:y="8.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27cm" svg:height="1.8cm" svg:x="0.2cm" svg:y="8.4cm">
          <text:p text:style-name="P2">VARIABLE LOCATIONWISE PRIORITY</text:p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3.8cm" svg:height="3cm" svg:x="1cm" svg:y="11cm">
          <text:p text:style-name="P2">termina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2" draw:layer="layout" svg:width="3.8cm" svg:height="3.4cm" svg:x="6.4cm" svg:y="11cm">
          <text:p text:style-name="P2">Ext f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2" draw:layer="layout" svg:width="4cm" svg:height="3.6cm" svg:x="11.8cm" svg:y="11cm">
          <text:p text:style-name="P2">Int. file var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layer="layout" svg:width="1.6cm" svg:height="0.4cm" svg:x="4.8cm" svg:y="1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6cm" svg:height="0.4cm" svg:x="10.2cm" svg:y="1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2" draw:layer="layout" svg:width="26.4cm" svg:height="0.838cm" svg:x="0.4cm" svg:y="3.362cm">
          <text:p text:style-name="P2"><text:s text:c="26"/>192.168.0.1 <text:s text:c="10"/>src=ansible/ <text:s text:c="18"/>dest=/mydata/ <text:s text:c="47"/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3.2cm" svg:height="0.962cm" svg:x="0.2cm" svg:y="2.4cm">
          <draw:text-box>
            <text:p>From inventory file </text:p>
          </draw:text-box>
        </draw:frame>
        <draw:line draw:style-name="gr44" draw:text-style-name="P5" draw:layer="layout" svg:x1="7.6cm" svg:y1="-3.4cm" svg:x2="7.6cm" svg:y2="-3.2cm">
          <text:p/>
        </draw:line>
        <draw:custom-shape draw:style-name="gr45" draw:text-style-name="P2" draw:layer="layout" svg:width="26.4cm" svg:height="3.2cm" svg:x="0.4cm" svg:y="4.6cm">
          <text:p text:style-name="P7">[ web_group]</text:p>
          <text:p text:style-name="P7"><text:s text:c="2"/>Src:</text:p>
          <text:p text:style-name="P7"><text:s text:c="2"/>Dest: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1.2cm" svg:height="0.962cm" svg:x="12cm" svg:y="5.4cm">
          <draw:text-box>
            <text:p>Group level variable set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6" draw:text-style-name="P1" draw:layer="layout" svg:width="0.502cm" svg:height="1.187cm" svg:x="12.2cm" svg:y="3cm">
          <draw:text-box>
            <text:p/>
          </draw:text-box>
        </draw:frame>
        <draw:frame draw:style-name="gr2" draw:text-style-name="P1" draw:layer="layout" svg:width="18.8cm" svg:height="0.962cm" svg:x="4.6cm" svg:y="0.4cm">
          <draw:text-box>
            <text:p>Controller to node connection </text:p>
          </draw:text-box>
        </draw:frame>
        <draw:custom-shape draw:style-name="gr47" draw:text-style-name="P2" xml:id="id9" draw:id="id9" draw:layer="layout" svg:width="5cm" svg:height="3.4cm" svg:x="1.8cm" svg:y="4.8cm">
          <text:p text:style-name="P2">Controller </text:p>
          <draw:enhanced-geometry svg:viewBox="0 0 21600 21600" draw:type="rectangle" draw:enhanced-path="M 0 0 L 21600 0 21600 21600 0 21600 0 0 Z N"/>
        </draw:custom-shape>
        <draw:custom-shape draw:style-name="gr48" draw:text-style-name="P2" xml:id="id10" draw:id="id10" draw:layer="layout" svg:width="5.8cm" svg:height="2.8cm" svg:x="11.8cm" svg:y="2cm">
          <text:p text:style-name="P2">Worker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xml:id="id11" draw:id="id11" draw:layer="layout" svg:width="5.6cm" svg:height="3cm" svg:x="12cm" svg:y="8.4cm">
          <text:p text:style-name="P2">Worker2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5" draw:layer="layout" draw:type="line" svg:x1="6.8cm" svg:y1="6.5cm" svg:x2="11.8cm" svg:y2="3.4cm" draw:start-shape="id9" draw:start-glue-point="1" draw:end-shape="id10" draw:end-glue-point="6" svg:d="M6800 6500l5000-3100" svg:viewBox="0 0 5001 3101">
          <text:p/>
        </draw:connector>
        <draw:connector draw:style-name="gr17" draw:text-style-name="P5" draw:layer="layout" draw:type="line" svg:x1="6.8cm" svg:y1="6.5cm" svg:x2="12cm" svg:y2="9.9cm" draw:start-shape="id9" draw:start-glue-point="1" draw:end-shape="id11" draw:end-glue-point="6" svg:d="M6800 6500l5200 3400" svg:viewBox="0 0 5201 3401">
          <text:p/>
        </draw:connector>
        <draw:frame draw:style-name="gr27" draw:text-style-name="P1" draw:layer="layout" svg:width="6.6cm" svg:height="1.673cm" svg:x="1.2cm" svg:y="8.8cm">
          <draw:text-box>
            <text:p>1. id and pass</text:p>
            <text:p>2. ssh key 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50" draw:text-style-name="P1" draw:layer="layout" svg:width="11.6cm" svg:height="4.517cm" svg:x="1.2cm" svg:y="1.4cm">
          <draw:text-box>
            <text:p><text:span text:style-name="T7">1. SSH <text:s/>KEYGEN <text:s/>METHOD</text:span></text:p>
            <text:p/>
            <text:p>Ssh-keygen </text:p>
            <text:p>Ssh-copy-id -i root@&lt;remote_ip&gt;</text:p>
            <text:p/>
            <text:p>NOW YOU CAN MAKE CONN</text:p>
          </draw:text-box>
        </draw:frame>
        <draw:frame draw:style-name="gr2" draw:text-style-name="P1" draw:layer="layout" svg:width="9cm" svg:height="0.962cm" svg:x="1.4cm" svg:y="5.917cm">
          <draw:text-box>
            <text:p>Available for pirticular time</text:p>
          </draw:text-box>
        </draw:frame>
        <draw:frame draw:style-name="gr51" draw:text-style-name="P1" draw:layer="layout" svg:width="22.2cm" svg:height="4.2cm" svg:x="1.2cm" svg:y="7.8cm">
          <draw:text-box>
            <text:p>2. USER AND PASSWORD BASED</text:p>
            <text:p>Ansible-playbook myplaybook.yaml -u root -k ==&gt; will ask root pass </text:p>
            <text:p><text:s/>OR in inventory file </text:p>
            <text:p>Uncomment –ask-pass= True <text:s/>and <text:s/>remote_user= root <text:s/></text:p>
          </draw:text-box>
        </draw:frame>
        <draw:frame draw:style-name="gr27" draw:text-style-name="P1" draw:layer="layout" svg:width="26cm" svg:height="1.673cm" svg:x="1.2cm" svg:y="11.6cm">
          <draw:text-box>
            <text:p>3. from inventory file set user and password</text:p>
            <text:p>&lt; ip_here&gt; <text:s/>ansible_ssh_user=root ansible_ssh_pass=PSWD ansible_ssh_port=22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1T14:13:24.686757368</meta:creation-date>
    <dc:date>2021-04-12T00:02:33.605265067</dc:date>
    <meta:editing-duration>PT3H32M11S</meta:editing-duration>
    <meta:editing-cycles>42</meta:editing-cycles>
    <meta:generator>LibreOffice/6.0.7.3$Linux_X86_64 LibreOffice_project/00m0$Build-3</meta:generator>
    <meta:document-statistic meta:object-count="133"/>
  </office:meta>
</office:document-meta>
</file>